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F0000031C97C9EB53.png" manifest:media-type="image/png"/>
  <manifest:file-entry manifest:full-path="Pictures/10000001000003910000033A8DFE9C51.png" manifest:media-type="image/png"/>
  <manifest:file-entry manifest:full-path="Pictures/10000001000007810000003D6F3D66C4.png" manifest:media-type="image/png"/>
  <manifest:file-entry manifest:full-path="Pictures/1000000100000274000000D37473A1A2.png" manifest:media-type="image/png"/>
  <manifest:file-entry manifest:full-path="Pictures/10000001000004C000000379BB84F636.png" manifest:media-type="image/png"/>
  <manifest:file-entry manifest:full-path="Pictures/10000001000004BD00000376681A7D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67cm)" draw:image-opacity="100%" style:mirror="none" loext:decorative="false"/>
    </style:style>
    <style:style style:name="gr2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06cm" svg:stroke-color="#00a933" draw:marker-start-width="0.359cm" draw:marker-end-width="0.359cm" draw:fill-color="#ffffff" draw:textarea-horizontal-align="justify" draw:textarea-vertical-align="middle" draw:auto-grow-height="false" fo:min-height="0.528cm" fo:min-width="0.35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7.644cm" fo:min-width="0.894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7.644cm" fo:min-width="3.644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1.894cm" fo:min-width="3.644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4.644cm" fo:min-width="0.894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11.394cm" fo:min-width="6.89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894cm" fo:min-width="12.144cm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644cm" fo:min-width="6.894cm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894cm" fo:min-width="22.144cm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894cm" fo:min-width="0.6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894cm" fo:min-width="3.144cm" fo:padding-top="0.178cm" fo:padding-bottom="0.178cm" fo:padding-left="0.303cm" fo:padding-right="0.303cm" loext:decorative="false"/>
    </style:style>
    <style:style style:name="gr15" style:family="graphic" style:parent-style-name="Object_20_with_20_no_20_fill_20_and_20_no_20_line">
      <style:graphic-properties draw:stroke="solid" svg:stroke-width="0.106cm" svg:stroke-color="#00a933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1c1c1c" draw:fill-color="#2e2e2e" draw:textarea-horizontal-align="justify" draw:textarea-vertical-align="middle" draw:auto-grow-height="false" fo:min-height="0.25cm" fo:min-width="0.5cm" loext:decorative="false"/>
    </style:style>
    <style:style style:name="gr17" style:family="graphic" style:parent-style-name="Object_20_with_20_no_20_fill_20_and_20_no_20_line">
      <style:graphic-properties draw:stroke="solid" svg:stroke-width="0.106cm" svg:stroke-color="#00a933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31.132cm, -0.028cm, 1.52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644cm" fo:min-width="2.64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394cm" fo:min-width="6.644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4.144cm" fo:min-width="3.64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5.644cm" fo:min-width="14.644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394cm" fo:min-width="2.644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svg:stroke-width="0.106cm" svg:stroke-color="#00a933" draw:marker-start-width="0.359cm" draw:marker-end-width="0.359cm" draw:fill="none" draw:fill-color="#00a933" loext:fill-use-slide-background="false" draw:textarea-horizontal-align="justify" draw:textarea-vertical-align="middle" draw:auto-grow-height="false" fo:min-height="0.644cm" fo:min-width="2.394cm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a933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a933"/>
      <style:paragraph-properties fo:text-align="center"/>
    </style:style>
    <style:style style:name="P6" style:family="paragraph">
      <loext:graphic-properties draw:fill-color="#2e2e2e"/>
      <style:paragraph-properties fo:text-align="center"/>
    </style:style>
    <style:style style:name="P7" style:family="paragraph">
      <style:paragraph-properties fo:text-align="center"/>
      <style:text-properties fo:color="#00a933" loext:opacity="100%"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color="#00a933" loext:opacity="100%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492cm" svg:height="14.04cm" svg:x="3.75cm" svg:y="3.539cm">
          <draw:image xlink:href="Pictures/10000001000004FF0000031C97C9EB53.png" xlink:type="simple" xlink:show="embed" xlink:actuate="onLoad" draw:mime-type="image/png">
            <text:p/>
          </draw:image>
        </draw:frame>
        <draw:line draw:style-name="gr2" draw:text-style-name="P1" draw:layer="layout" svg:x1="19.5cm" svg:y1="6.5cm" svg:x2="23.25cm" svg:y2="2.75cm">
          <text:p/>
        </draw:line>
        <draw:line draw:style-name="gr2" draw:text-style-name="P1" draw:layer="layout" svg:x1="16cm" svg:y1="19cm" svg:x2="16cm" svg:y2="17.25cm">
          <text:p/>
        </draw:line>
        <draw:line draw:style-name="gr2" draw:text-style-name="P1" draw:layer="layout" svg:x1="2.75cm" svg:y1="14cm" svg:x2="4.25cm" svg:y2="13.25cm">
          <text:p/>
        </draw:line>
        <draw:custom-shape draw:style-name="gr3" draw:text-style-name="P3" draw:layer="layout" svg:width="1.35cm" svg:height="1.25cm" svg:x="23cm" svg:y="1.7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5cm" svg:height="1.25cm" svg:x="1.5cm" svg:y="13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5cm" svg:height="1.25cm" svg:x="1.501cm" svg:y="13.5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5cm" svg:height="1.25cm" svg:x="15.3cm" svg:y="18.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" draw:text-style-name="P4" draw:layer="layout" svg:width="16.104cm" svg:height="14.569cm" svg:x="6.91cm" svg:y="3.274cm">
          <draw:image xlink:href="Pictures/10000001000003910000033A8DFE9C51.png" xlink:type="simple" xlink:show="embed" xlink:actuate="onLoad" draw:mime-type="image/png">
            <text:p/>
          </draw:image>
        </draw:frame>
        <draw:custom-shape draw:style-name="gr5" draw:text-style-name="P5" draw:layer="layout" svg:width="1.5cm" svg:height="8cm" svg:x="7.5cm" svg:y="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5cm" svg:height="8cm" svg:x="10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25cm" svg:height="2.25cm" svg:x="10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5cm" svg:x="7.5cm" svg:y="12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1.75cm" svg:x="14.75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1.75cm" svg:x="14.7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2.75cm" svg:height="1.25cm" svg:x="10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5cm" svg:height="1.25cm" svg:x="23.15cm" svg:y="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3.75cm" svg:y="14.2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5cm" svg:height="1.25cm" svg:x="8.5cm" svg:y="1.7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11.25cm" svg:y="18.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5cm" svg:height="1.25cm" svg:x="24.25cm" svg:y="8.2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3.65cm" svg:y="4.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75cm" svg:y1="3.75cm" svg:x2="23.25cm" svg:y2="3cm">
          <text:p/>
        </draw:line>
        <draw:line draw:style-name="gr2" draw:text-style-name="P1" draw:layer="layout" svg:x1="10cm" svg:y1="6.75cm" svg:x2="9.25cm" svg:y2="3cm">
          <text:p/>
        </draw:line>
        <draw:line draw:style-name="gr2" draw:text-style-name="P1" draw:layer="layout" svg:x1="7.5cm" svg:y1="7.75cm" svg:x2="5cm" svg:y2="5.25cm">
          <text:p/>
        </draw:line>
        <draw:line draw:style-name="gr2" draw:text-style-name="P1" draw:layer="layout" svg:x1="7.5cm" svg:y1="15cm" svg:x2="5cm" svg:y2="15.25cm">
          <text:p/>
        </draw:line>
        <draw:line draw:style-name="gr2" draw:text-style-name="P1" draw:layer="layout" svg:x1="22.25cm" svg:y1="9.25cm" svg:x2="24.25cm" svg:y2="9cm">
          <text:p/>
        </draw:line>
        <draw:line draw:style-name="gr2" draw:text-style-name="P1" draw:layer="layout" svg:x1="12cm" svg:y1="18.5cm" svg:x2="12.75cm" svg:y2="15.25cm">
          <text:p/>
        </draw:line>
        <draw:custom-shape draw:style-name="gr11" draw:text-style-name="P5" draw:layer="layout" svg:width="7.5cm" svg:height="1cm" svg:x="14.75cm" svg:y="16.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25cm" svg:y1="17.25cm" svg:x2="24.25cm" svg:y2="17cm">
          <text:p/>
        </draw:line>
        <draw:custom-shape draw:style-name="gr3" draw:text-style-name="P3" draw:layer="layout" svg:width="1.35cm" svg:height="1.25cm" svg:x="24.15cm" svg:y="16.25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2" draw:text-style-name="P1" draw:layer="layout" svg:x1="1.5cm" svg:y1="10cm" svg:x2="1.75cm" svg:y2="8.5cm">
          <text:p/>
        </draw:line>
        <draw:line draw:style-name="gr2" draw:text-style-name="P1" draw:layer="layout" svg:x1="12.25cm" svg:y1="10cm" svg:x2="12.25cm" svg:y2="8.25cm">
          <text:p/>
        </draw:line>
        <draw:frame draw:style-name="gr4" draw:text-style-name="P4" draw:layer="layout" svg:width="27.699cm" svg:height="0.878cm" svg:x="1.012cm" svg:y="10.12cm">
          <draw:image xlink:href="Pictures/10000001000007810000003D6F3D66C4.png" xlink:type="simple" xlink:show="embed" xlink:actuate="onLoad" draw:mime-type="image/png">
            <text:p/>
          </draw:image>
        </draw:frame>
        <draw:line draw:style-name="gr2" draw:text-style-name="P1" draw:layer="layout" svg:x1="3.25cm" svg:y1="13.5cm" svg:x2="2.75cm" svg:y2="11cm">
          <text:p/>
        </draw:line>
        <draw:line draw:style-name="gr2" draw:text-style-name="P1" draw:layer="layout" svg:x1="5.25cm" svg:y1="10.25cm" svg:x2="4.25cm" svg:y2="8.5cm">
          <text:p/>
        </draw:line>
        <draw:line draw:style-name="gr2" draw:text-style-name="P1" draw:layer="layout" svg:x1="23.25cm" svg:y1="13.25cm" svg:x2="25.25cm" svg:y2="10.75cm">
          <text:p/>
        </draw:line>
        <draw:custom-shape draw:style-name="gr12" draw:text-style-name="P5" draw:layer="layout" svg:width="22.75cm" svg:height="1.25cm" svg:x="2.25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5cm" svg:height="1.25cm" svg:x="1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5cm" svg:height="1.25cm" svg:x="25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5cm" svg:height="1.25cm" svg:x="1.15cm" svg:y="7.2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11.6cm" svg:y="7.2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5.55cm" svg:y1="10cm" svg:x2="25.55cm" svg:y2="8.25cm">
          <text:p/>
        </draw:line>
        <draw:custom-shape draw:style-name="gr3" draw:text-style-name="P3" draw:layer="layout" svg:width="1.35cm" svg:height="1.25cm" svg:x="24.9cm" svg:y="7.2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4" draw:layer="layout" svg:width="11.076cm" svg:height="3.72cm" svg:x="4cm" svg:y="2.03cm">
          <draw:image xlink:href="Pictures/1000000100000274000000D37473A1A2.png" xlink:type="simple" xlink:show="embed" xlink:actuate="onLoad" draw:mime-type="image/png">
            <text:p/>
          </draw:image>
        </draw:frame>
        <draw:custom-shape draw:style-name="gr3" draw:text-style-name="P3" draw:layer="layout" svg:width="1.35cm" svg:height="1.25cm" svg:x="2.4cm" svg:y="11.7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3.5cm" svg:y="7.25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9.5cm" svg:y1="5.75cm" svg:x2="5.75cm" svg:y2="10.25cm">
          <text:p/>
        </draw:line>
        <draw:custom-shape draw:style-name="gr3" draw:text-style-name="P3" draw:layer="layout" svg:width="1.35cm" svg:height="1.25cm" svg:x="7cm" svg:y="7.2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6" draw:layer="layout" svg:width="1cm" svg:height="0.5cm" svg:x="7.2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5cm" svg:height="1.25cm" svg:x="22.65cm" svg:y="12.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5.25cm" svg:y1="12.5cm" svg:x2="26cm" svg:y2="10.75cm">
          <text:p/>
        </draw:line>
        <draw:custom-shape draw:style-name="gr3" draw:text-style-name="P3" draw:layer="layout" svg:width="1.35cm" svg:height="1.25cm" svg:x="24.4cm" svg:y="12.5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6.65cm" svg:y1="12.75cm" svg:x2="26.65cm" svg:y2="10.75cm">
          <text:p/>
        </draw:line>
        <draw:custom-shape draw:style-name="gr3" draw:text-style-name="P3" draw:layer="layout" svg:width="1.35cm" svg:height="1.25cm" svg:x="26cm" svg:y="12.5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7.2cm" svg:y1="10.25cm" svg:x2="27.2cm" svg:y2="8.25cm">
          <text:p/>
        </draw:line>
        <draw:custom-shape draw:style-name="gr3" draw:text-style-name="P8" draw:layer="layout" svg:width="1.35cm" svg:height="1.25cm" svg:x="26.5cm" svg:y="7.25cm">
          <text:p text:style-name="P7"><text:span text:style-name="T2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7.9cm" svg:y1="16cm" svg:x2="27.9cm" svg:y2="11cm">
          <text:p/>
        </draw:line>
        <draw:custom-shape draw:style-name="gr3" draw:text-style-name="P8" draw:layer="layout" svg:width="1.35cm" svg:height="1.25cm" svg:x="27.25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4" draw:layer="layout" svg:width="4.184cm" svg:height="3.75cm" svg:x="1.066cm" svg:y="13.6cm">
          <draw:image xlink:href="Pictures/10000001000007810000003D6F3D66C4.png" xlink:type="simple" xlink:show="embed" xlink:actuate="onLoad" draw:mime-type="image/png">
            <text:p/>
          </draw:image>
        </draw:frame>
        <draw:frame draw:style-name="gr18" draw:text-style-name="P9" draw:layer="layout" svg:width="1.25cm" svg:height="1cm" svg:x="26.55cm" svg:y="7.4cm">
          <draw:text-box>
            <text:p text:style-name="P4"><text:span text:style-name="T1">10</text:span></text:p>
          </draw:text-box>
        </draw:frame>
        <draw:frame draw:style-name="gr18" draw:text-style-name="P9" draw:layer="layout" svg:width="1.35cm" svg:height="1cm" svg:x="27.25cm" svg:y="15.6cm">
          <draw:text-box>
            <text:p text:style-name="P4"><text:span text:style-name="T1">11</text:span></text:p>
          </draw:text-box>
        </draw:frame>
        <draw:line draw:style-name="gr2" draw:text-style-name="P1" draw:layer="layout" svg:x1="28.5cm" svg:y1="10.25cm" svg:x2="27.5cm" svg:y2="4.5cm">
          <text:p/>
        </draw:line>
        <draw:custom-shape draw:style-name="gr3" draw:text-style-name="P8" draw:layer="layout" svg:width="1.35cm" svg:height="1.25cm" svg:x="26.75cm" svg:y="3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9" draw:layer="layout" svg:width="1.35cm" svg:height="1cm" svg:x="26.75cm" svg:y="3.85cm">
          <draw:text-box>
            <text:p text:style-name="P4"><text:span text:style-name="T1">12</text:span></text:p>
          </draw:text-box>
        </draw:frame>
      </draw:page>
      <draw:page draw:name="page4" draw:style-name="dp1" draw:master-page-name="Default">
        <draw:frame draw:style-name="gr4" draw:text-style-name="P4" draw:layer="layout" svg:width="21.448cm" svg:height="15.68cm" svg:x="4.238cm" svg:y="2.719cm">
          <draw:image xlink:href="Pictures/10000001000004C000000379BB84F636.png" xlink:type="simple" xlink:show="embed" xlink:actuate="onLoad" draw:mime-type="image/png">
            <text:p/>
          </draw:image>
        </draw:frame>
        <draw:custom-shape draw:style-name="gr19" draw:text-style-name="P5" draw:layer="layout" svg:width="3.25cm" svg:height="1cm" svg:x="22.25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25cm" svg:height="0.7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4.25cm" svg:height="4.5cm" svg:x="4.7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3cm" svg:x2="15cm" svg:y2="1.75cm">
          <text:p/>
        </draw:line>
        <draw:line draw:style-name="gr2" draw:text-style-name="P1" draw:layer="layout" svg:x1="24.4cm" svg:y1="3cm" svg:x2="24.4cm" svg:y2="1.75cm">
          <text:p/>
        </draw:line>
        <draw:line draw:style-name="gr2" draw:text-style-name="P1" draw:layer="layout" svg:x1="20.75cm" svg:y1="4.5cm" svg:x2="20.25cm" svg:y2="2.5cm">
          <text:p/>
        </draw:line>
        <draw:line draw:style-name="gr2" draw:text-style-name="P1" draw:layer="layout" svg:x1="26.75cm" svg:y1="19cm" svg:x2="25.25cm" svg:y2="18cm">
          <text:p/>
        </draw:line>
        <draw:line draw:style-name="gr2" draw:text-style-name="P1" draw:layer="layout" svg:x1="21.75cm" svg:y1="4.5cm" svg:x2="22cm" svg:y2="2.5cm">
          <text:p/>
        </draw:line>
        <draw:line draw:style-name="gr2" draw:text-style-name="P1" draw:layer="layout" svg:x1="6.75cm" svg:y1="3.75cm" svg:x2="6.75cm" svg:y2="1.75cm">
          <text:p/>
        </draw:line>
        <draw:line draw:style-name="gr2" draw:text-style-name="P1" draw:layer="layout" svg:x1="4.75cm" svg:y1="6.7cm" svg:x2="2.5cm" svg:y2="6.7cm">
          <text:p/>
        </draw:line>
        <draw:line draw:style-name="gr2" draw:text-style-name="P1" draw:layer="layout" svg:x1="4.75cm" svg:y1="9.5cm" svg:x2="2.75cm" svg:y2="9.5cm">
          <text:p/>
        </draw:line>
        <draw:line draw:style-name="gr2" draw:text-style-name="P1" draw:layer="layout" svg:x1="15.5cm" svg:y1="19.5cm" svg:x2="15.5cm" svg:y2="18.25cm">
          <text:p/>
        </draw:line>
        <draw:custom-shape draw:style-name="gr22" draw:text-style-name="P5" draw:layer="layout" svg:width="15.25cm" svg:height="6cm" svg:x="9.75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6.5cm" svg:y1="13cm" svg:x2="25cm" svg:y2="12cm">
          <text:p/>
        </draw:line>
        <draw:line draw:style-name="gr2" draw:text-style-name="P1" draw:layer="layout" svg:x1="4.5cm" svg:y1="5cm" svg:x2="2.5cm" svg:y2="5cm">
          <text:p/>
        </draw:line>
        <draw:line draw:style-name="gr2" draw:text-style-name="P1" draw:layer="layout" svg:x1="12.75cm" svg:y1="5cm" svg:x2="12.75cm" svg:y2="1.75cm">
          <text:p/>
        </draw:line>
        <draw:line draw:style-name="gr2" draw:text-style-name="P1" draw:layer="layout" svg:x1="12.75cm" svg:y1="5cm" svg:x2="11cm" svg:y2="5cm">
          <text:p/>
        </draw:line>
        <draw:line draw:style-name="gr2" draw:text-style-name="P1" draw:layer="layout" svg:x1="5.25cm" svg:y1="13.1cm" svg:x2="2.75cm" svg:y2="13.1cm">
          <text:p/>
        </draw:line>
        <draw:custom-shape draw:style-name="gr23" draw:text-style-name="P5" draw:layer="layout" svg:width="3.25cm" svg:height="0.75cm" svg:x="4.25cm" svg:y="17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5cm" svg:y1="19.25cm" svg:x2="5.75cm" svg:y2="18.25cm">
          <text:p/>
        </draw:line>
        <draw:custom-shape draw:style-name="gr3" draw:text-style-name="P3" draw:layer="layout" svg:width="1.35cm" svg:height="1.25cm" svg:x="6.15cm" svg:y="1.2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12.15cm" svg:y="1.2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14.25cm" svg:y="1.2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19.6cm" svg:y="1.2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21.4cm" svg:y="1.25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23.75cm" svg:y="1.2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26.4cm" svg:y="12.5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26.4cm" svg:y="18.5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14.75cm" svg:y="18.75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8" draw:layer="layout" svg:width="1.35cm" svg:height="1.25cm" svg:x="5cm" svg:y="18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9" draw:layer="layout" svg:width="1.25cm" svg:height="1cm" svg:x="5.05cm" svg:y="18.9cm">
          <draw:text-box>
            <text:p text:style-name="P4"><text:span text:style-name="T1">11</text:span></text:p>
          </draw:text-box>
        </draw:frame>
        <draw:custom-shape draw:style-name="gr3" draw:text-style-name="P8" draw:layer="layout" svg:width="1.35cm" svg:height="1.25cm" svg:x="1.6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9" draw:layer="layout" svg:width="1.25cm" svg:height="1cm" svg:x="1.7cm" svg:y="12.65cm">
          <draw:text-box>
            <text:p text:style-name="P4"><text:span text:style-name="T1">12</text:span></text:p>
          </draw:text-box>
        </draw:frame>
        <draw:custom-shape draw:style-name="gr3" draw:text-style-name="P8" draw:layer="layout" svg:width="1.35cm" svg:height="1.25cm" svg:x="1.65cm" svg:y="8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9" draw:layer="layout" svg:width="1.25cm" svg:height="1cm" svg:x="1.7cm" svg:y="9cm">
          <draw:text-box>
            <text:p text:style-name="P4"><text:span text:style-name="T1">13</text:span></text:p>
          </draw:text-box>
        </draw:frame>
        <draw:custom-shape draw:style-name="gr3" draw:text-style-name="P8" draw:layer="layout" svg:width="1.35cm" svg:height="1.25cm" svg:x="1.6cm" svg:y="6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9" draw:layer="layout" svg:width="1.25cm" svg:height="1cm" svg:x="1.65cm" svg:y="6.2cm">
          <draw:text-box>
            <text:p text:style-name="P4"><text:span text:style-name="T1">14</text:span></text:p>
          </draw:text-box>
        </draw:frame>
        <draw:custom-shape draw:style-name="gr24" draw:text-style-name="P5" draw:layer="layout" svg:width="3cm" svg:height="1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5cm" svg:height="1.25cm" svg:x="1.601cm" svg:y="4.3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9" draw:layer="layout" svg:width="1.25cm" svg:height="1cm" svg:x="1.651cm" svg:y="4.501cm">
          <draw:text-box>
            <text:p text:style-name="P4"><text:span text:style-name="T1">15</text:span></text:p>
          </draw:text-box>
        </draw:frame>
        <draw:custom-shape draw:style-name="gr3" draw:text-style-name="P3" draw:layer="layout" svg:width="1.35cm" svg:height="1.25cm" svg:x="26.5cm" svg:y="4.3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5.5cm" svg:y1="4.95cm" svg:x2="26.5cm" svg:y2="4.95cm">
          <text:p/>
        </draw:line>
        <draw:frame draw:style-name="gr18" draw:text-style-name="P9" draw:layer="layout" svg:width="1.25cm" svg:height="1cm" svg:x="14.85cm" svg:y="18.9cm">
          <draw:text-box>
            <text:p text:style-name="P4"><text:span text:style-name="T1">10</text:span></text:p>
          </draw:text-box>
        </draw:frame>
      </draw:page>
      <draw:page draw:name="page5" draw:style-name="dp1" draw:master-page-name="Default">
        <draw:frame draw:style-name="gr4" draw:text-style-name="P4" draw:layer="layout" svg:width="21.396cm" svg:height="15.627cm" svg:x="4.08cm" svg:y="2.919cm">
          <draw:image xlink:href="Pictures/10000001000004BD00000376681A7D5E.png" xlink:type="simple" xlink:show="embed" xlink:actuate="onLoad" draw:mime-type="image/png">
            <text:p/>
          </draw:image>
        </draw:frame>
        <draw:line draw:style-name="gr2" draw:text-style-name="P1" draw:layer="layout" svg:x1="18cm" svg:y1="6.25cm" svg:x2="18cm" svg:y2="2.25cm">
          <text:p/>
        </draw:line>
        <draw:line draw:style-name="gr2" draw:text-style-name="P1" draw:layer="layout" svg:x1="23cm" svg:y1="6.25cm" svg:x2="23cm" svg:y2="2.25cm">
          <text:p/>
        </draw:line>
        <draw:line draw:style-name="gr2" draw:text-style-name="P1" draw:layer="layout" svg:x1="3cm" svg:y1="10.25cm" svg:x2="9.75cm" svg:y2="10cm">
          <text:p/>
        </draw:line>
        <draw:custom-shape draw:style-name="gr3" draw:text-style-name="P3" draw:layer="layout" svg:width="1.35cm" svg:height="1.25cm" svg:x="1.9cm" svg:y="9.6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17.35cm" svg:y="1.2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35cm" svg:height="1.25cm" svg:x="22.3cm" svg:y="1.2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0T21:36:34.861000000</meta:creation-date>
    <dc:date>2024-06-11T14:09:02.316000000</dc:date>
    <meta:editing-duration>PT3H54M</meta:editing-duration>
    <meta:editing-cycles>12</meta:editing-cycles>
    <meta:generator>LibreOffice/24.2.1.2$Windows_X86_64 LibreOffice_project/db4def46b0453cc22e2d0305797cf981b68ef5ac</meta:generator>
    <meta:document-statistic meta:object-count="116"/>
  </office:meta>
</office:document-meta>
</file>